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804" officeooo:paragraph-rsid="00093804"/>
    </style:style>
    <style:style style:name="P2" style:family="paragraph" style:parent-style-name="Standard" style:list-style-name="L1">
      <style:text-properties officeooo:rsid="00093804" officeooo:paragraph-rsid="00093804"/>
    </style:style>
    <style:style style:name="P3" style:family="paragraph" style:parent-style-name="Standard" style:list-style-name="L2">
      <style:text-properties officeooo:rsid="00093804" officeooo:paragraph-rsid="00093804"/>
    </style:style>
    <style:style style:name="P4" style:family="paragraph" style:parent-style-name="Standard" style:list-style-name="L5">
      <style:text-properties officeooo:rsid="00093804" officeooo:paragraph-rsid="00093804"/>
    </style:style>
    <style:style style:name="P5" style:family="paragraph" style:parent-style-name="Standard">
      <style:text-properties fo:font-weight="bold" officeooo:rsid="00093804" officeooo:paragraph-rsid="00093804" style:font-weight-asian="bold" style:font-weight-complex="bold"/>
    </style:style>
    <style:style style:name="P6" style:family="paragraph" style:parent-style-name="Standard">
      <style:text-properties fo:font-weight="bold" officeooo:rsid="000ab139" officeooo:paragraph-rsid="000ab139" style:font-weight-asian="bold" style:font-weight-complex="bold"/>
    </style:style>
    <style:style style:name="P7" style:family="paragraph" style:parent-style-name="Standard">
      <style:text-properties fo:font-weight="bold" officeooo:rsid="000fe965" officeooo:paragraph-rsid="000fe965" style:font-weight-asian="bold" style:font-weight-complex="bold"/>
    </style:style>
    <style:style style:name="P8" style:family="paragraph" style:parent-style-name="Standard" style:list-style-name="L4">
      <style:text-properties fo:font-weight="normal" officeooo:rsid="00093804" officeooo:paragraph-rsid="00093804" style:font-weight-asian="normal" style:font-weight-complex="normal"/>
    </style:style>
    <style:style style:name="P9" style:family="paragraph" style:parent-style-name="Standard">
      <style:text-properties fo:font-weight="normal" officeooo:rsid="00093804" officeooo:paragraph-rsid="00093804" style:font-weight-asian="normal" style:font-weight-complex="normal"/>
    </style:style>
    <style:style style:name="P10" style:family="paragraph" style:parent-style-name="Standard">
      <style:text-properties fo:font-weight="normal" officeooo:rsid="000ab139" officeooo:paragraph-rsid="000ab139" style:font-weight-asian="normal" style:font-weight-complex="normal"/>
    </style:style>
    <style:style style:name="P11" style:family="paragraph" style:parent-style-name="Standard">
      <style:text-properties fo:font-weight="normal" officeooo:rsid="000fe965" officeooo:paragraph-rsid="000fe965" style:font-weight-asian="normal" style:font-weight-complex="normal"/>
    </style:style>
    <style:style style:name="P12" style:family="paragraph" style:parent-style-name="Standard" style:list-style-name="L7">
      <style:text-properties fo:font-weight="normal" officeooo:rsid="000fe965" officeooo:paragraph-rsid="000fe965" style:font-weight-asian="normal" style:font-weight-complex="normal"/>
    </style:style>
    <style:style style:name="T1" style:family="text">
      <style:text-properties officeooo:rsid="000ccac2"/>
    </style:style>
    <style:style style:name="T2" style:family="text">
      <style:text-properties officeooo:rsid="000fe965"/>
    </style:style>
    <style:style style:name="T3" style:family="text">
      <style:text-properties fo:font-weight="normal" officeooo:rsid="000fe965" style:font-weight-asian="normal" style:font-weight-complex="normal"/>
    </style:style>
    <style:style style:name="T4" style:family="text">
      <style:text-properties officeooo:rsid="0010a4ab"/>
    </style:style>
    <style:style style:name="T5" style:family="text">
      <style:text-properties officeooo:rsid="0012907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b13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work WomenTechmakers 17/10/2018</text:p>
      <text:p text:style-name="P1"/>
      <text:p text:style-name="P5">I class</text:p>
      <text:p text:style-name="P5"/>
      <text:list xml:id="list8980814870651214724" text:style-name="L1">
        <text:list-item>
          <text:p text:style-name="P2">Hair<text:span text:style-name="T5">stylist</text:span> / Beautysho<text:span text:style-name="T5">p</text:span></text:p>
        </text:list-item>
        <text:list-item>
          <text:p text:style-name="P2">Calendar</text:p>
        </text:list-item>
        <text:list-item>
          <text:p text:style-name="P2">Service</text:p>
        </text:list-item>
        <text:list-item>
          <text:p text:style-name="P2">Customer</text:p>
        </text:list-item>
      </text:list>
      <text:p text:style-name="P1"/>
      <text:p text:style-name="P5">Interactions</text:p>
      <text:p text:style-name="P5"/>
      <text:list xml:id="list3810771117814396714" text:style-name="L2">
        <text:list-item>
          <text:p text:style-name="P3">Haircutter / Beautyshop offer their services every days and special offers. </text:p>
        </text:list-item>
        <text:list-item>
          <text:p text:style-name="P3">A customer can book the services / offers in the calendar / map. </text:p>
        </text:list-item>
        <text:list-item>
          <text:p text:style-name="P3">The digital platform put in contact the customer with the haircutter / beautyshop. </text:p>
        </text:list-item>
      </text:list>
      <text:p text:style-name="P1"/>
      <text:p text:style-name="P1"/>
      <text:p text:style-name="P1"/>
      <text:p text:style-name="P1"><text:span text:style-name="T6">II class</text:span></text:p>
      <text:p text:style-name="P5"/>
      <text:list xml:id="list8512618951299339258" text:style-name="L4">
        <text:list-item>
          <text:p text:style-name="P8">Facebook/ Instagram Post / Video / Photo</text:p>
        </text:list-item>
        <text:list-item>
          <text:p text:style-name="P8">User</text:p>
        </text:list-item>
        <text:list-item>
          <text:p text:style-name="P8">Like</text:p>
        </text:list-item>
      </text:list>
      <text:p text:style-name="P9"/>
      <text:p text:style-name="P5">Interactions</text:p>
      <text:p text:style-name="P5"/>
      <text:list xml:id="list3468209877633643998" text:style-name="L5">
        <text:list-item>
          <text:p text:style-name="P4">A shop can post picture or content of their offer<text:span text:style-name="T1">s</text:span>/ event<text:span text:style-name="T1">s.</text:span></text:p>
        </text:list-item>
        <text:list-item>
          <text:p text:style-name="P4">An user can click like in the post.</text:p>
        </text:list-item>
        <text:list-item>
          <text:p text:style-name="P4">A post can have many likes.</text:p>
        </text:list-item>
      </text:list>
      <text:p text:style-name="P1"/>
      <text:p text:style-name="P1"/>
      <text:p text:style-name="P1"/>
      <text:p text:style-name="P1"/>
      <text:p text:style-name="P1"><text:span text:style-name="T7">III class</text:span></text:p>
      <text:p text:style-name="P6"/>
      <text:p text:style-name="P10">- <text:span text:style-name="T1">Ebook / Guide / Webinar / DigitalStoryTelling</text:span></text:p>
      <text:p text:style-name="P6">- <text:span text:style-name="T3">User</text:span></text:p>
      <text:p text:style-name="P1">- <text:span text:style-name="T2">Number of Download / Feedback</text:span></text:p>
      <text:p text:style-name="P1"/>
      <text:p text:style-name="P7">Interactions</text:p>
      <text:p text:style-name="P11"/>
      <text:list xml:id="list5121756879533042019" text:style-name="L7">
        <text:list-item>
          <text:p text:style-name="P12">A shop p<text:span text:style-name="T4">ost</text:span> E-book<text:span text:style-name="T4">s</text:span>, guide<text:span text:style-name="T4">s</text:span>, webinar or storytelling.</text:p>
        </text:list-item>
        <text:list-item>
          <text:p text:style-name="P12">An user can download or visualize them.</text:p>
        </text:list-item>
        <text:list-item>
          <text:p text:style-name="P12">An user can download or visualize many of them. </text:p>
        </text:list-item>
        <text:list-item>
          <text:p text:style-name="P12">E-book, guide, webinar or storytelling can have many download or visualizing<text:span text:style-name="T4">s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26:17.942498643</meta:creation-date>
    <dc:date>2018-10-16T15:16:42.152318256</dc:date>
    <meta:editing-duration>PT19M3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57" meta:character-count="854" meta:non-whitespace-character-count="737"/>
  </office:meta>
</office:document-meta>
</file>